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normal" fo:font-family="Consolas" style:font-family-asian="Consolas" style:font-family-complex="Consolas" fo:background-color="#d4d4d4" fo:color="#3f7f7f"/>
    </style:style>
    <style:style style:name="T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7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2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8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4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5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5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6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6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7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7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8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4" style:family="text">
      <style:text-properties fo:font-size="12.00pt" fo:font-weight="normal" fo:font-family="Consolas" style:font-family-asian="Consolas" style:font-family-complex="Consolas" fo:background-color="transparent" fo:color="#008080" fo:font-style="italic"/>
    </style:style>
    <style:style style:name="T8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8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8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90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9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95" style:family="text">
      <style:text-properties fo:font-size="12.00pt" fo:font-weight="normal" fo:font-family="Consolas" style:font-family-asian="Consolas" style:font-family-complex="Consolas" fo:background-color="#d4d4d4" fo:color="#3f7f7f"/>
    </style:style>
    <style:style style:name="T9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9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0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0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04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0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0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08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0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1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1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1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2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2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22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12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2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2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3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3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3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3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37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1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4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4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4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4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5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5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53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15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5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5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6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6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6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6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7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7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7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7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8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8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8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8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9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9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9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9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9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9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0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0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0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0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0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1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1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1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1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2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3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3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3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3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3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3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4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44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4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4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4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0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5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5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58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5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0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6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6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6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6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7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7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74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27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7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278" style:family="text">
      <style:text-properties fo:font-size="12.00pt" fo:font-weight="normal" fo:font-family="Consolas" style:font-family-asian="Consolas" style:font-family-complex="Consolas" fo:background-color="#e8f2fe" fo:color="#2a00ff" fo:font-style="italic"/>
    </style:style>
    <style:style style:name="T279" style:family="text">
      <style:text-properties fo:font-size="12.00pt" fo:font-weight="normal" fo:font-family="Consolas" style:font-family-asian="Consolas" style:font-family-complex="Consolas" fo:background-color="#e8f2fe" fo:color="#2a00ff" fo:font-style="italic"/>
    </style:style>
    <style:style style:name="T28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8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5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8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7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8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8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9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9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9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0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0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0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0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0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1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12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3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1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1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1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2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22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32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2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2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3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3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3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3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3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4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44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4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46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347" style:family="text">
      <style:text-properties fo:font-size="12.00pt" fo:font-weight="normal" fo:font-family="Consolas" style:font-family-asian="Consolas" style:font-family-complex="Consolas" fo:background-color="transparent" style:use-window-font-color="true" fo:font-style="italic"/>
    </style:style>
    <style:style style:name="T34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49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50" style:family="text">
      <style:text-properties fo:font-size="10.00pt" fo:font-weight="normal" fo:font-family="Consolas" style:font-family-asian="Consolas" style:font-family-complex="Consolas" fo:background-color="#d4d4d4" fo:color="#3f7f7f"/>
    </style:style>
    <style:style style:name="T3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3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4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5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360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63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364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7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68" style:family="text">
      <style:text-properties fo:font-size="10.00pt" fo:font-weight="normal" fo:font-family="Consolas" style:font-family-asian="Consolas" style:font-family-complex="Consolas" fo:background-color="#d4d4d4" fo:color="#3f7f7f"/>
    </style:style>
    <style:style style:name="T369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73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3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5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3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7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9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3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1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3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5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7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3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9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9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39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39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1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07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0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1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1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20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2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6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4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29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1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32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3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3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40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4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4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4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1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4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54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6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57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5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6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6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6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70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7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6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4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8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479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1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82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8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8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8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90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94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49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499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5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01" style:family="text">
      <style:text-properties fo:font-size="10.00pt" fo:font-weight="normal" fo:font-family="Consolas" style:font-family-asian="Consolas" style:font-family-complex="Consolas" fo:background-color="transparent" fo:color="#7f007f"/>
    </style:style>
    <style:style style:name="T5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3" style:family="text">
      <style:text-properties fo:font-size="10.00pt" fo:font-weight="normal" fo:font-family="Consolas" style:font-family-asian="Consolas" style:font-family-complex="Consolas" fo:background-color="transparent" fo:color="#2a00ff" fo:font-style="italic"/>
    </style:style>
    <style:style style:name="T504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6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07" style:family="text">
      <style:text-properties fo:font-size="10.00pt" fo:font-weight="normal" fo:font-family="Consolas" style:font-family-asian="Consolas" style:font-family-complex="Consolas" fo:background-color="transparent" fo:color="#3f7f7f"/>
    </style:style>
    <style:style style:name="T50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09" style:family="text">
      <style:text-properties fo:font-size="14.00pt" fo:font-weight="bold" fo:font-family="Consolas" style:font-family-asian="Consolas" style:font-family-complex="Consolas" fo:background-color="transparent" style:use-window-font-color="true"/>
    </style:style>
    <style:style style:name="T510" style:family="text">
      <style:text-properties fo:font-size="14.00pt" fo:font-weight="bold" fo:font-family="Consolas" style:font-family-asian="Consolas" style:font-family-complex="Consolas" fo:background-color="transparent" style:use-window-font-color="true"/>
    </style:style>
    <style:style style:name="T511" style:family="text">
      <style:text-properties fo:font-size="14.00pt" fo:font-weight="bold" fo:font-family="Consolas" style:font-family-asian="Consolas" style:font-family-complex="Consolas" fo:background-color="transparent" style:use-window-font-color="true"/>
    </style:style>
    <style:style style:name="T512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13" style:family="text">
      <style:text-properties fo:font-size="14.00pt" fo:font-weight="bold" fo:font-family="Consolas" style:font-family-asian="Consolas" style:font-family-complex="Consolas" fo:background-color="transparent" style:use-window-font-color="true"/>
    </style:style>
    <style:style style:name="T514" style:family="text">
      <style:text-properties fo:font-size="14.00pt" fo:font-weight="bold" fo:font-family="Consolas" style:font-family-asian="Consolas" style:font-family-complex="Consolas" fo:background-color="transparent" fo:color="#008080"/>
    </style:style>
    <style:style style:name="T515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16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517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18" style:family="text">
      <style:text-properties fo:font-size="10.00pt" fo:font-weight="normal" fo:font-family="Consolas" style:font-family-asian="Consolas" style:font-family-complex="Consolas" fo:background-color="transparent" fo:color="#008080"/>
    </style:style>
    <style:style style:name="T51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2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</office:automatic-styles>
  <office:body>
    <office:text>
      <text:p text:style-name="P1"><text:span text:style-name="T1">JBoss Tool Examples Starter Project Part 1</text:span></text:p>
      <text:p text:style-name="P1"><text:span text:style-name="T1"/></text:p>
      <text:p text:style-name="P2"><text:span text:style-name="T2">11/21/20 10:00AM - This project is my base for testing and working with the jdbc database driver, and the DataSource on the JBoss EAP Server.</text:span></text:p>
      <text:p text:style-name="P2"><text:span text:style-name="T2"/></text:p>
      <text:p text:style-name="P2"><text:span text:style-name="T2">Here is the index page index.xhtml:</text:span></text:p>
      <text:p text:style-name="P2"><text:span text:style-name="T2"/></text:p>
      <text:p text:style-name="P3"><draw:frame text:anchor-type="as-char" svg:width="165.10mm" svg:height="93.98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4"><text:span text:style-name="T3">See the Java EE7 user guide, section 7</text:span></text:p>
      <text:p text:style-name="P5"><text:span text:style-name="T4"/></text:p>
      <text:p text:style-name="P5"><text:span text:style-name="T4"/></text:p>
      <text:p text:style-name="P5"><text:span text:style-name="T4">Let's break down that source code, block by block.</text:span></text:p>
      <text:p text:style-name="P5"><text:span text:style-name="T4">First is the opening declarations:</text:span></text:p>
      <text:p text:style-name="P5"><text:span text:style-name="T4"/></text:p>
      <text:p text:style-name="P5"><text:span text:style-name="T5">ui:composition</text:span><text:span text:style-name="T6"><text:s/></text:span><text:span text:style-name="T7">xmlns</text:span><text:span text:style-name="T8">=</text:span><text:span text:style-name="T9">"http://www.w3.org/1999/xhtml"</text:span><text:span text:style-name="T10"/></text:p>
      <text:p text:style-name="P5"><text:span text:style-name="T10"><text:s text:c="4"/></text:span><text:span text:style-name="T11">xmlns:ui</text:span><text:span text:style-name="T12">=</text:span><text:span text:style-name="T13">"http://java.sun.com/jsf/facelets"</text:span><text:span text:style-name="T14"/></text:p>
      <text:p text:style-name="P5"><text:span text:style-name="T14"><text:s text:c="4"/></text:span><text:span text:style-name="T15">xmlns:f</text:span><text:span text:style-name="T16">=</text:span><text:span text:style-name="T17">"http://java.sun.com/jsf/core"</text:span><text:span text:style-name="T18"/></text:p>
      <text:p text:style-name="P5"><text:span text:style-name="T18"><text:s text:c="4"/></text:span><text:span text:style-name="T19">xmlns:h</text:span><text:span text:style-name="T20">=</text:span><text:span text:style-name="T21">"http://java.sun.com/jsf/html"</text:span><text:span text:style-name="T22"/></text:p>
      <text:p text:style-name="P5"><text:span text:style-name="T22"><text:s text:c="4"/></text:span><text:span text:style-name="T23">template</text:span><text:span text:style-name="T24">=</text:span><text:span text:style-name="T25">"/WEB-INF/templates/default.xhtml"</text:span><text:span text:style-name="T26">&gt;</text:span></text:p>
      <text:p text:style-name="P5"><text:span text:style-name="T27">This defines the document tags, starting with the user interface(ui)</text:span><text:span text:style-name="T28"/></text:p>
      <text:p text:style-name="P5"><text:span text:style-name="T29"><text:s text:c="4"/></text:span><text:span text:style-name="T30">&lt;</text:span><text:span text:style-name="T31">ui:define</text:span><text:span text:style-name="T32"><text:s/></text:span><text:span text:style-name="T33">name</text:span><text:span text:style-name="T34">=</text:span><text:span text:style-name="T35">"content"</text:span><text:span text:style-name="T36">&gt;</text:span><text:span text:style-name="T37"><text:s/>&lt;--</text:span><text:span text:style-name="T38">Defines the UI name</text:span><text:span text:style-name="T39"/></text:p>
      <text:p text:style-name="P5"><text:span text:style-name="T40"><text:s text:c="8"/></text:span><text:span text:style-name="T41">&lt;</text:span><text:span text:style-name="T42">h1</text:span><text:span text:style-name="T43">&gt;</text:span><text:span text:style-name="T44">Welcome to WildFly!</text:span><text:span text:style-name="T45">&lt;/</text:span><text:span text:style-name="T46">h1</text:span><text:span text:style-name="T47">&gt;</text:span><text:span text:style-name="T48"/></text:p>
      <text:p text:style-name="P5"><text:span text:style-name="T48"/></text:p>
      <text:p text:style-name="P5"><text:span text:style-name="T49"><text:s text:c="8"/></text:span><text:span text:style-name="T50">&lt;</text:span><text:span text:style-name="T51">div</text:span><text:span text:style-name="T52">&gt;</text:span><text:span text:style-name="T53"/></text:p>
      <text:p text:style-name="P5"><text:span text:style-name="T54"><text:s text:c="12"/></text:span><text:span text:style-name="T55">&lt;</text:span><text:span text:style-name="T56">p</text:span><text:span text:style-name="T57">&gt;</text:span><text:span text:style-name="T58">You have successfully deployed a Java EE 7 Enterprise</text:span><text:span text:style-name="T59"/></text:p>
      <text:p text:style-name="P5"><text:span text:style-name="T60"><text:s text:c="16"/>Application.</text:span><text:span text:style-name="T61">&lt;/</text:span><text:span text:style-name="T62">p</text:span><text:span text:style-name="T63">&gt;</text:span><text:span text:style-name="T64"/></text:p>
      <text:p text:style-name="P5"><text:span text:style-name="T65"><text:s text:c="12"/></text:span><text:span text:style-name="T66">&lt;</text:span><text:span text:style-name="T67">h3</text:span><text:span text:style-name="T68">&gt;</text:span><text:span text:style-name="T69">Your application can run on:</text:span><text:span text:style-name="T70">&lt;/</text:span><text:span text:style-name="T71">h3</text:span><text:span text:style-name="T72">&gt;</text:span><text:span text:style-name="T73"/></text:p>
      <text:p text:style-name="P5"><text:span text:style-name="T74"><text:s text:c="12"/></text:span><text:span text:style-name="T75">&lt;</text:span><text:span text:style-name="T76">img</text:span><text:span text:style-name="T77"><text:s/></text:span><text:span text:style-name="T78">src</text:span><text:span text:style-name="T79">=</text:span><text:span text:style-name="T80">"resources/gfx/wildfly_400x130.jpg"</text:span><text:span text:style-name="T81"><text:s/></text:span><text:span text:style-name="T82">/&gt;</text:span></text:p>
      <text:p text:style-name="P5"><text:span text:style-name="T83"><text:tab/><text:tab/></text:span><text:span text:style-name="T84">This defines the Image path and name</text:span><text:span text:style-name="T85"/></text:p>
      <text:p text:style-name="P5"><text:span text:style-name="T86"><text:s text:c="8"/></text:span><text:span text:style-name="T87">&lt;/</text:span><text:span text:style-name="T88">div</text:span><text:span text:style-name="T89">&gt;</text:span><text:span text:style-name="T90"/></text:p>
      <text:p text:style-name="P6"><text:span text:style-name="T90"/></text:p>
      <text:p text:style-name="P7"><text:span text:style-name="T91">The following code block defines form components.The h: represents the tags available in the h=<text:s/></text:span><text:span text:style-name="T92">path</text:span><text:span text:style-name="T93">"jsf/html" document declaration:</text:span></text:p>
      <text:p text:style-name="P7"><text:span text:style-name="T93"/></text:p>
      <text:p text:style-name="P7"><text:span text:style-name="T94">&lt;</text:span><text:span text:style-name="T95">h:form</text:span><text:span text:style-name="T96"><text:s/></text:span><text:span text:style-name="T97">id</text:span><text:span text:style-name="T98">=</text:span><text:span text:style-name="T99">"reg"</text:span><text:span text:style-name="T100">&gt;</text:span><text:span text:style-name="T101"/></text:p>
      <text:p text:style-name="P7"><text:span text:style-name="T102"><text:s text:c="12"/></text:span><text:span text:style-name="T103">&lt;</text:span><text:span text:style-name="T104">h2</text:span><text:span text:style-name="T105">&gt;</text:span><text:span text:style-name="T106">Member Registration</text:span><text:span text:style-name="T107">&lt;/</text:span><text:span text:style-name="T108">h2</text:span><text:span text:style-name="T109">&gt;</text:span><text:span text:style-name="T110"/></text:p>
      <text:p text:style-name="P7"><text:span text:style-name="T111"><text:s text:c="12"/></text:span><text:span text:style-name="T112">&lt;</text:span><text:span text:style-name="T113">p</text:span><text:span text:style-name="T114">&gt;</text:span><text:span text:style-name="T115">Enforces annotation-based constraints defined on the</text:span><text:span text:style-name="T116"/></text:p>
      <text:p text:style-name="P7"><text:span text:style-name="T117"><text:s text:c="16"/>model class.</text:span><text:span text:style-name="T118">&lt;/</text:span><text:span text:style-name="T119">p</text:span><text:span text:style-name="T120">&gt;</text:span></text:p>
      <text:p text:style-name="P7"><text:span text:style-name="T121"><text:tab/><text:tab/></text:span><text:span text:style-name="T122">Defining a grid area for the user input</text:span><text:span text:style-name="T123"/></text:p>
      <text:p text:style-name="P7"><text:span text:style-name="T124"><text:s text:c="12"/></text:span><text:span text:style-name="T125">&lt;</text:span><text:span text:style-name="T126">h:panelGrid</text:span><text:span text:style-name="T127"><text:s/></text:span><text:span text:style-name="T128">columns</text:span><text:span text:style-name="T129">=</text:span><text:span text:style-name="T130">"3"</text:span><text:span text:style-name="T131"><text:s/></text:span><text:span text:style-name="T132">columnClasses</text:span><text:span text:style-name="T133">=</text:span><text:span text:style-name="T134">"titleCell"</text:span><text:span text:style-name="T135">&gt;</text:span></text:p>
      <text:p text:style-name="P7"><text:span text:style-name="T136"><text:tab/><text:tab/></text:span><text:span text:style-name="T137">Defining the Name field for user input</text:span><text:span text:style-name="T138"/></text:p>
      <text:p text:style-name="P7"><text:span text:style-name="T139"><text:s text:c="16"/></text:span><text:span text:style-name="T140">&lt;</text:span><text:span text:style-name="T141">h:outputLabel</text:span><text:span text:style-name="T142"><text:s/></text:span><text:span text:style-name="T143">for</text:span><text:span text:style-name="T144">=</text:span><text:span text:style-name="T145">"name"</text:span><text:span text:style-name="T146"><text:s/></text:span><text:span text:style-name="T147">value</text:span><text:span text:style-name="T148">=</text:span><text:span text:style-name="T149">"Name:"</text:span><text:span text:style-name="T150"><text:s/></text:span><text:span text:style-name="T151">/&gt;</text:span></text:p>
      <text:p text:style-name="P7"><text:span text:style-name="T152"><text:tab/><text:tab/></text:span><text:span text:style-name="T153">The "#{newMember.name}" defines a EL(Expression language)</text:span></text:p>
      <text:p text:style-name="P7"><text:span text:style-name="T153"><text:tab/><text:tab/>BEAN that corresponds to the newMember bean property name. <text:tab/><text:tab/><text:tab/>All expressions that start with the "#{" points to a bean, <text:tab/><text:tab/><text:tab/>after the "dot" refers to a property in the bean.</text:span></text:p>
      <text:p text:style-name="P7"><text:span text:style-name="T153"><text:tab/><text:tab/>Section 9 in the EE7 guide.</text:span><text:span text:style-name="T154"/></text:p>
      <text:p text:style-name="P7"><text:span text:style-name="T155"><text:s text:c="16"/></text:span><text:span text:style-name="T156">&lt;</text:span><text:span text:style-name="T157">h:inputText</text:span><text:span text:style-name="T158"><text:s/></text:span><text:span text:style-name="T159">id</text:span><text:span text:style-name="T160">=</text:span><text:span text:style-name="T161">"name"</text:span><text:span text:style-name="T162"><text:s/></text:span><text:span text:style-name="T163">value</text:span><text:span text:style-name="T164">=</text:span><text:span text:style-name="T165">"#{newMember.name}"</text:span><text:span text:style-name="T166"><text:s/></text:span><text:span text:style-name="T167">/&gt;</text:span><text:span text:style-name="T168"/></text:p>
      <text:p text:style-name="P7"><text:span text:style-name="T169"><text:s text:c="16"/></text:span><text:span text:style-name="T170">&lt;</text:span><text:span text:style-name="T171">h:message</text:span><text:span text:style-name="T172"><text:s/></text:span><text:span text:style-name="T173">for</text:span><text:span text:style-name="T174">=</text:span><text:span text:style-name="T175">"name"</text:span><text:span text:style-name="T176"><text:s/></text:span><text:span text:style-name="T177">errorClass</text:span><text:span text:style-name="T178">=</text:span><text:span text:style-name="T179">"invalid"</text:span><text:span text:style-name="T180"><text:s/></text:span><text:span text:style-name="T181">/&gt;</text:span><text:span text:style-name="T182"/></text:p>
      <text:p text:style-name="P7"><text:span text:style-name="T183"><text:tab/><text:tab/></text:span><text:span text:style-name="T184"/></text:p>
      <text:p text:style-name="P7"><text:span text:style-name="T185"><text:s text:c="16"/></text:span><text:span text:style-name="T186">&lt;</text:span><text:span text:style-name="T187">h:outputLabel</text:span><text:span text:style-name="T188"><text:s/></text:span><text:span text:style-name="T189">for</text:span><text:span text:style-name="T190">=</text:span><text:span text:style-name="T191">"email"</text:span><text:span text:style-name="T192"><text:s/></text:span><text:span text:style-name="T193">value</text:span><text:span text:style-name="T194">=</text:span><text:span text:style-name="T195">"Email:"</text:span><text:span text:style-name="T196"><text:s/></text:span><text:span text:style-name="T197">/&gt;</text:span></text:p>
      <text:p text:style-name="P7"><text:span text:style-name="T198"><text:tab/><text:tab/></text:span><text:span text:style-name="T199"/></text:p>
      <text:p text:style-name="P7"><text:span text:style-name="T200"><text:s text:c="16"/></text:span><text:span text:style-name="T201">&lt;</text:span><text:span text:style-name="T202">h:inputText</text:span><text:span text:style-name="T203"><text:s/></text:span><text:span text:style-name="T204">id</text:span><text:span text:style-name="T205">=</text:span><text:span text:style-name="T206">"email"</text:span><text:span text:style-name="T207"><text:s/></text:span><text:span text:style-name="T208">value</text:span><text:span text:style-name="T209">=</text:span><text:span text:style-name="T210">"#{newMember.email}"</text:span><text:span text:style-name="T211"><text:s/></text:span><text:span text:style-name="T212">/&gt;</text:span><text:span text:style-name="T213"/></text:p>
      <text:p text:style-name="P7"><text:span text:style-name="T214"><text:s text:c="16"/></text:span><text:span text:style-name="T215">&lt;</text:span><text:span text:style-name="T216">h:message</text:span><text:span text:style-name="T217"><text:s/></text:span><text:span text:style-name="T218">for</text:span><text:span text:style-name="T219">=</text:span><text:span text:style-name="T220">"email"</text:span><text:span text:style-name="T221"><text:s/></text:span><text:span text:style-name="T222">errorClass</text:span><text:span text:style-name="T223">=</text:span><text:span text:style-name="T224">"invalid"</text:span><text:span text:style-name="T225"><text:s/></text:span><text:span text:style-name="T226">/&gt;</text:span><text:span text:style-name="T227"/></text:p>
      <text:p text:style-name="P7"><text:span text:style-name="T227"/></text:p>
      <text:p text:style-name="P7"><text:span text:style-name="T228"><text:s text:c="16"/></text:span><text:span text:style-name="T229">&lt;</text:span><text:span text:style-name="T230">h:outputLabel</text:span><text:span text:style-name="T231"><text:s/></text:span><text:span text:style-name="T232">for</text:span><text:span text:style-name="T233">=</text:span><text:span text:style-name="T234">"phoneNumber"</text:span><text:span text:style-name="T235"><text:s/></text:span><text:span text:style-name="T236">value</text:span><text:span text:style-name="T237">=</text:span><text:span text:style-name="T238">"Phone #:"</text:span><text:span text:style-name="T239"><text:s/></text:span><text:span text:style-name="T240">/&gt;</text:span><text:span text:style-name="T241"/></text:p>
      <text:p text:style-name="P7"><text:span text:style-name="T242"><text:s text:c="16"/></text:span><text:span text:style-name="T243">&lt;</text:span><text:span text:style-name="T244">h:inputText</text:span><text:span text:style-name="T245"><text:s/></text:span><text:span text:style-name="T246">id</text:span><text:span text:style-name="T247">=</text:span><text:span text:style-name="T248">"phoneNumber"</text:span><text:span text:style-name="T249"/></text:p>
      <text:p text:style-name="P7"><text:span text:style-name="T249"><text:s text:c="20"/></text:span><text:span text:style-name="T250">value</text:span><text:span text:style-name="T251">=</text:span><text:span text:style-name="T252">"#{newMember.phoneNumber}"</text:span><text:span text:style-name="T253"><text:s/></text:span><text:span text:style-name="T254">/&gt;</text:span><text:span text:style-name="T255"/></text:p>
      <text:p text:style-name="P7"><text:span text:style-name="T256"><text:s text:c="16"/></text:span><text:span text:style-name="T257">&lt;</text:span><text:span text:style-name="T258">h:message</text:span><text:span text:style-name="T259"><text:s/></text:span><text:span text:style-name="T260">for</text:span><text:span text:style-name="T261">=</text:span><text:span text:style-name="T262">"phoneNumber"</text:span><text:span text:style-name="T263"><text:s/></text:span><text:span text:style-name="T264">errorClass</text:span><text:span text:style-name="T265">=</text:span><text:span text:style-name="T266">"invalid"</text:span><text:span text:style-name="T267"><text:s/></text:span><text:span text:style-name="T268">/&gt;</text:span><text:span text:style-name="T269"/></text:p>
      <text:p text:style-name="P7"><text:span text:style-name="T270"><text:s text:c="12"/></text:span><text:span text:style-name="T271">&lt;/</text:span><text:span text:style-name="T272">h:panelGrid</text:span><text:span text:style-name="T273">&gt;</text:span></text:p>
      <text:p text:style-name="P7"><text:span text:style-name="T274"><text:tab/>The (newMember) method is in the MemberController file.</text:span></text:p>
      <text:p text:style-name="P7"><text:span text:style-name="T274"><text:tab/>Next<text:s/></text:span><text:span text:style-name="T275">h:panelGrid</text:span><text:span text:style-name="T276"><text:s/></text:span><text:span text:style-name="T277">is the commandButton that activates the action <text:tab/><text:tab/>register "</text:span><text:span text:style-name="T278">{memberController.register}</text:span><text:span text:style-name="T279">"</text:span></text:p>
      <text:p text:style-name="P7"><text:span text:style-name="T279"/></text:p>
      <text:p text:style-name="P7"><text:span text:style-name="T280"><text:s/></text:span><text:span text:style-name="T281"><text:tab/><text:tab/><text:tab/></text:span><text:span text:style-name="T282">&lt;</text:span><text:span text:style-name="T283">h:panelGrid</text:span><text:span text:style-name="T284"><text:s/></text:span><text:span text:style-name="T285">columns</text:span><text:span text:style-name="T286">=</text:span><text:span text:style-name="T287">"2"</text:span><text:span text:style-name="T288">&gt;</text:span><text:span text:style-name="T289"/></text:p>
      <text:p text:style-name="P7"><text:span text:style-name="T290"><text:s text:c="20"/></text:span><text:span text:style-name="T291">&lt;</text:span><text:span text:style-name="T292">h:commandButton</text:span><text:span text:style-name="T293"><text:s/></text:span><text:span text:style-name="T294">id</text:span><text:span text:style-name="T295">=</text:span><text:span text:style-name="T296">"register"</text:span><text:span text:style-name="T297"/></text:p>
      <text:p text:style-name="P7"><text:span text:style-name="T297"><text:s text:c="24"/></text:span><text:span text:style-name="T298">action</text:span><text:span text:style-name="T299">=</text:span><text:span text:style-name="T300">"#{memberController.register}"</text:span><text:span text:style-name="T301"/></text:p>
      <text:p text:style-name="P7"><text:span text:style-name="T301"><text:s text:c="24"/></text:span><text:span text:style-name="T302">value</text:span><text:span text:style-name="T303">=</text:span><text:span text:style-name="T304">"Register"</text:span><text:span text:style-name="T305"><text:s/></text:span><text:span text:style-name="T306">styleClass</text:span><text:span text:style-name="T307">=</text:span><text:span text:style-name="T308">"register"</text:span><text:span text:style-name="T309"><text:s/></text:span><text:span text:style-name="T310">/&gt;</text:span></text:p>
      <text:p text:style-name="P7"><text:span text:style-name="T311"><text:tab/><text:tab/><text:tab/></text:span><text:span text:style-name="T312">The register() method in the memberController file</text:span><text:span text:style-name="T313"/></text:p>
      <text:p text:style-name="P7"><text:span text:style-name="T314"><text:s text:c="20"/></text:span><text:span text:style-name="T315">&lt;</text:span><text:span text:style-name="T316">h:messages</text:span><text:span text:style-name="T317"><text:s/></text:span><text:span text:style-name="T318">styleClass</text:span><text:span text:style-name="T319">=</text:span><text:span text:style-name="T320">"messages"</text:span></text:p>
      <text:p text:style-name="P7"><text:span text:style-name="T321"><text:tab/><text:tab/><text:tab/></text:span><text:span text:style-name="T322">The messages class determines if the user input is <text:tab/><text:tab/><text:tab/><text:tab/>valid,if exception occurs, sends a message</text:span><text:span text:style-name="T323"/></text:p>
      <text:p text:style-name="P7"><text:span text:style-name="T323"><text:s text:c="24"/></text:span><text:span text:style-name="T324">errorClass</text:span><text:span text:style-name="T325">=</text:span><text:span text:style-name="T326">"invalid"</text:span><text:span text:style-name="T327"><text:s/></text:span><text:span text:style-name="T328">infoClass</text:span><text:span text:style-name="T329">=</text:span><text:span text:style-name="T330">"valid"</text:span><text:span text:style-name="T331"/></text:p>
      <text:p text:style-name="P7"><text:span text:style-name="T331"><text:s text:c="24"/></text:span><text:span text:style-name="T332">warnClass</text:span><text:span text:style-name="T333">=</text:span><text:span text:style-name="T334">"warning"</text:span><text:span text:style-name="T335"><text:s/></text:span><text:span text:style-name="T336">globalOnly</text:span><text:span text:style-name="T337">=</text:span><text:span text:style-name="T338">"true"</text:span><text:span text:style-name="T339"><text:s/></text:span><text:span text:style-name="T340">/&gt;</text:span><text:span text:style-name="T341"/></text:p>
      <text:p text:style-name="P7"><text:span text:style-name="T342"><text:s text:c="16"/></text:span><text:span text:style-name="T343">&lt;/</text:span><text:span text:style-name="T344">h:panelGrid</text:span><text:span text:style-name="T345">&gt;</text:span></text:p>
      <text:p text:style-name="P7"><text:span text:style-name="T345"/></text:p>
      <text:p text:style-name="P7"><text:span text:style-name="T346">A panel group,with 5 headers, and member data from the database,</text:span></text:p>
      <text:p text:style-name="P7"><text:span text:style-name="T346">prints out to the screen(renders) in cloumns</text:span></text:p>
      <text:p text:style-name="P7"><text:span text:style-name="T347"/></text:p>
      <text:p text:style-name="P7"><text:span text:style-name="T348"><text:tab/></text:span><text:span text:style-name="T349">&lt;</text:span><text:span text:style-name="T350">h:panelGroup</text:span><text:span text:style-name="T351"><text:s/></text:span><text:span text:style-name="T352">rendered</text:span><text:span text:style-name="T353">=</text:span><text:span text:style-name="T354">"#{empty members}"</text:span><text:span text:style-name="T355">&gt;</text:span><text:span text:style-name="T356"/></text:p>
      <text:p text:style-name="P7"><text:span text:style-name="T357"><text:s text:c="12"/></text:span><text:span text:style-name="T358">&lt;</text:span><text:span text:style-name="T359">em</text:span><text:span text:style-name="T360">&gt;</text:span><text:span text:style-name="T361">No registered members.</text:span><text:span text:style-name="T362">&lt;/</text:span><text:span text:style-name="T363">em</text:span><text:span text:style-name="T364">&gt;</text:span><text:span text:style-name="T365"/></text:p>
      <text:p text:style-name="P7"><text:span text:style-name="T366"><text:s text:c="8"/></text:span><text:span text:style-name="T367">&lt;/</text:span><text:span text:style-name="T368">h:panelGroup</text:span><text:span text:style-name="T369">&gt;</text:span><text:span text:style-name="T370"/></text:p>
      <text:p text:style-name="P7"><text:span text:style-name="T371"><text:s text:c="8"/></text:span><text:span text:style-name="T372">&lt;</text:span><text:span text:style-name="T373">h:dataTable</text:span><text:span text:style-name="T374"><text:s/></text:span><text:span text:style-name="T375">var</text:span><text:span text:style-name="T376">=</text:span><text:span text:style-name="T377">"_member"</text:span><text:span text:style-name="T378"><text:s/></text:span><text:span text:style-name="T379">value</text:span><text:span text:style-name="T380">=</text:span><text:span text:style-name="T381">"#{members}"</text:span><text:span text:style-name="T382"/></text:p>
      <text:p text:style-name="P7"><text:span text:style-name="T382"><text:s text:c="12"/></text:span><text:span text:style-name="T383">rendered</text:span><text:span text:style-name="T384">=</text:span><text:span text:style-name="T385">"#{not empty members}"</text:span><text:span text:style-name="T386"/></text:p>
      <text:p text:style-name="P7"><text:span text:style-name="T386"><text:s text:c="12"/></text:span><text:span text:style-name="T387">styleClass</text:span><text:span text:style-name="T388">=</text:span><text:span text:style-name="T389">"simpletablestyle"</text:span><text:span text:style-name="T390">&gt;</text:span><text:span text:style-name="T391"/></text:p>
      <text:p text:style-name="P7"><text:span text:style-name="T392"><text:s text:c="12"/></text:span><text:span text:style-name="T393">&lt;</text:span><text:span text:style-name="T394">h:column</text:span><text:span text:style-name="T395">&gt;</text:span><text:span text:style-name="T396"/></text:p>
      <text:p text:style-name="P7"><text:span text:style-name="T397"><text:s text:c="16"/></text:span><text:span text:style-name="T398">&lt;</text:span><text:span text:style-name="T399">f:facet</text:span><text:span text:style-name="T400"><text:s/></text:span><text:span text:style-name="T401">name</text:span><text:span text:style-name="T402">=</text:span><text:span text:style-name="T403">"header"</text:span><text:span text:style-name="T404">&gt;</text:span><text:span text:style-name="T405">Id</text:span><text:span text:style-name="T406">&lt;/</text:span><text:span text:style-name="T407">f:facet</text:span><text:span text:style-name="T408">&gt;</text:span><text:span text:style-name="T409"/></text:p>
      <text:p text:style-name="P7"><text:span text:style-name="T410"><text:s text:c="16"/>#{_member.id}</text:span><text:span text:style-name="T411"/></text:p>
      <text:p text:style-name="P7"><text:span text:style-name="T412"><text:s text:c="12"/></text:span><text:span text:style-name="T413">&lt;/</text:span><text:span text:style-name="T414">h:column</text:span><text:span text:style-name="T415">&gt;</text:span><text:span text:style-name="T416"/></text:p>
      <text:p text:style-name="P7"><text:span text:style-name="T417"><text:s text:c="12"/></text:span><text:span text:style-name="T418">&lt;</text:span><text:span text:style-name="T419">h:column</text:span><text:span text:style-name="T420">&gt;</text:span><text:span text:style-name="T421"/></text:p>
      <text:p text:style-name="P7"><text:span text:style-name="T422"><text:s text:c="16"/></text:span><text:span text:style-name="T423">&lt;</text:span><text:span text:style-name="T424">f:facet</text:span><text:span text:style-name="T425"><text:s/></text:span><text:span text:style-name="T426">name</text:span><text:span text:style-name="T427">=</text:span><text:span text:style-name="T428">"header"</text:span><text:span text:style-name="T429">&gt;</text:span><text:span text:style-name="T430">Name</text:span><text:span text:style-name="T431">&lt;/</text:span><text:span text:style-name="T432">f:facet</text:span><text:span text:style-name="T433">&gt;</text:span><text:span text:style-name="T434"/></text:p>
      <text:p text:style-name="P7"><text:span text:style-name="T435"><text:s text:c="16"/>#{_member.name}</text:span><text:span text:style-name="T436"/></text:p>
      <text:p text:style-name="P7"><text:span text:style-name="T437"><text:s text:c="12"/></text:span><text:span text:style-name="T438">&lt;/</text:span><text:span text:style-name="T439">h:column</text:span><text:span text:style-name="T440">&gt;</text:span><text:span text:style-name="T441"/></text:p>
      <text:p text:style-name="P7"><text:span text:style-name="T442"><text:s text:c="12"/></text:span><text:span text:style-name="T443">&lt;</text:span><text:span text:style-name="T444">h:column</text:span><text:span text:style-name="T445">&gt;</text:span><text:span text:style-name="T446"/></text:p>
      <text:p text:style-name="P7"><text:span text:style-name="T447"><text:s text:c="16"/></text:span><text:span text:style-name="T448">&lt;</text:span><text:span text:style-name="T449">f:facet</text:span><text:span text:style-name="T450"><text:s/></text:span><text:span text:style-name="T451">name</text:span><text:span text:style-name="T452">=</text:span><text:span text:style-name="T453">"header"</text:span><text:span text:style-name="T454">&gt;</text:span><text:span text:style-name="T455">Email</text:span><text:span text:style-name="T456">&lt;/</text:span><text:span text:style-name="T457">f:facet</text:span><text:span text:style-name="T458">&gt;</text:span><text:span text:style-name="T459"/></text:p>
      <text:p text:style-name="P7"><text:span text:style-name="T460"><text:s text:c="16"/>#{_member.email}</text:span><text:span text:style-name="T461"/></text:p>
      <text:p text:style-name="P7"><text:span text:style-name="T462"><text:s text:c="12"/></text:span><text:span text:style-name="T463">&lt;/</text:span><text:span text:style-name="T464">h:column</text:span><text:span text:style-name="T465">&gt;</text:span><text:span text:style-name="T466"/></text:p>
      <text:p text:style-name="P7"><text:span text:style-name="T467"><text:s text:c="12"/></text:span><text:span text:style-name="T468">&lt;</text:span><text:span text:style-name="T469">h:column</text:span><text:span text:style-name="T470">&gt;</text:span><text:span text:style-name="T471"/></text:p>
      <text:p text:style-name="P7"><text:span text:style-name="T472"><text:s text:c="16"/></text:span><text:span text:style-name="T473">&lt;</text:span><text:span text:style-name="T474">f:facet</text:span><text:span text:style-name="T475"><text:s/></text:span><text:span text:style-name="T476">name</text:span><text:span text:style-name="T477">=</text:span><text:span text:style-name="T478">"header"</text:span><text:span text:style-name="T479">&gt;</text:span><text:span text:style-name="T480">Phone #</text:span><text:span text:style-name="T481">&lt;/</text:span><text:span text:style-name="T482">f:facet</text:span><text:span text:style-name="T483">&gt;</text:span><text:span text:style-name="T484"/></text:p>
      <text:p text:style-name="P7"><text:span text:style-name="T485"><text:s text:c="16"/>#{_member.phoneNumber}</text:span><text:span text:style-name="T486"/></text:p>
      <text:p text:style-name="P7"><text:span text:style-name="T487"><text:s text:c="12"/></text:span><text:span text:style-name="T488">&lt;/</text:span><text:span text:style-name="T489">h:column</text:span><text:span text:style-name="T490">&gt;</text:span><text:span text:style-name="T491"/></text:p>
      <text:p text:style-name="P7"><text:span text:style-name="T492"><text:s text:c="12"/></text:span><text:span text:style-name="T493">&lt;</text:span><text:span text:style-name="T494">h:column</text:span><text:span text:style-name="T495">&gt;</text:span><text:span text:style-name="T496"/></text:p>
      <text:p text:style-name="P7"><text:span text:style-name="T497"><text:s text:c="16"/></text:span><text:span text:style-name="T498">&lt;</text:span><text:span text:style-name="T499">f:facet</text:span><text:span text:style-name="T500"><text:s/></text:span><text:span text:style-name="T501">name</text:span><text:span text:style-name="T502">=</text:span><text:span text:style-name="T503">"header"</text:span><text:span text:style-name="T504">&gt;</text:span><text:span text:style-name="T505">REST URL</text:span><text:span text:style-name="T506">&lt;/</text:span><text:span text:style-name="T507">f:facet</text:span><text:span text:style-name="T508">&gt;</text:span></text:p>
      <text:p text:style-name="P7"><text:span text:style-name="T509"/></text:p>
      <text:p text:style-name="P8"><text:span text:style-name="T510">The rendered panel group:</text:span><text:span text:style-name="T511"/></text:p>
      <text:p text:style-name="P9"><text:span text:style-name="T512"/></text:p>
      <text:p text:style-name="P10"><draw:frame text:anchor-type="as-char" svg:width="165.10mm" svg:height="60.54mm" style:rel-width="scale" style:rel-height="scale"><draw:object-ole xlink:href="OleObj2"/><draw:image xlink:href="ObjectReplacements/OleObj2"/></draw:frame><text:span text:style-name="T512"/></text:p>
      <text:p text:style-name="P10"><text:span text:style-name="T512"/></text:p>
      <text:p text:style-name="P11"><text:span text:style-name="T513">Here are the two links before rendering:</text:span><text:span text:style-name="T514"/></text:p>
      <text:p text:style-name="P12"><text:span text:style-name="T515"/></text:p>
      <text:p text:style-name="P12"><draw:frame text:anchor-type="as-char" svg:width="165.10mm" svg:height="43.39mm" style:rel-width="scale" style:rel-height="scale"><draw:object-ole xlink:href="OleObj3"/><draw:image xlink:href="ObjectReplacements/OleObj3"/></draw:frame><text:span text:style-name="T515"/></text:p>
      <text:p text:style-name="P12"><text:span text:style-name="T515"/></text:p>
      <text:p text:style-name="P12"><text:span text:style-name="T516">The final page:</text:span></text:p>
      <text:p text:style-name="P12"><text:span text:style-name="T517"/></text:p>
      <text:p text:style-name="P12"><draw:frame text:anchor-type="as-char" svg:width="149.01mm" svg:height="114.09mm" style:rel-width="scale" style:rel-height="scale"><draw:object-ole xlink:href="OleObj4"/><draw:image xlink:href="ObjectReplacements/OleObj4"/></draw:frame><text:span text:style-name="T517"/></text:p>
      <text:p text:style-name="P12"><text:span text:style-name="T518"/></text:p>
      <text:p text:style-name="P12"><text:span text:style-name="T518"/></text:p>
      <text:p text:style-name="P12"><text:span text:style-name="T518"/></text:p>
      <text:p text:style-name="P12"><text:span text:style-name="T518"/></text:p>
      <text:p text:style-name="P12"><text:span text:style-name="T518"/></text:p>
      <text:p text:style-name="P13"><text:span text:style-name="T519"/></text:p>
      <text:p text:style-name="P13"><text:span text:style-name="T519"/></text:p>
      <text:p text:style-name="P14"><text:span text:style-name="T520"><text:tab/><text:tab/><text:tab/></text:span><text:span text:style-name="T5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